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47-2014</text:p>
      <text:p text:style-name="P44"><text:span text:style-name="T5">Maturín, </text:span><text:span text:style-name="Fuente_20_de_20_párrafo_20_predeter."><text:span text:style-name="T3">08</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SÃ©ptiembre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50-2014</text:span><text:span text:style-name="T14"> </text:span><text:span text:style-name="T8">DE FECHA 02-09-2014</text:span></text:p>
      <text:p text:style-name="P36"/>
      <text:p text:style-name="P29"><text:span text:style-name="T8">OBJETO: </text:span><text:span text:style-name="T9">Adquisiición de cintas para carne y porta carne para nuevos identificadores de los empleados de este Órgano de Control Fiscal</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INVERSIONES IMAGINA D.I.P, C.A.<text:line-break/>- Oferta "B": LITOVENCA AGENCIA DE PUBLICIDAD,C.A<text:line-break/>- Oferta "C": MAGDA PUBLICIDAD, 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40</text:p>
          </table:table-cell>
          <table:table-cell table:style-name="Tabla4.A2" office:value-type="string">
            <text:p text:style-name="P40">10</text:p>
          </table:table-cell>
          <table:table-cell table:style-name="Tabla4.A2" office:value-type="string">
            <text:p text:style-name="P39">10</text:p>
          </table:table-cell>
          <table:table-cell table:style-name="Tabla4.E2" office:value-type="string">
            <text:p text:style-name="P43"><text:span text:style-name="T12">60</text:span><text:span text:style-name="T12"/></text:p>
          </table:table-cell>
        </table:table-row>
        <table:table-row>
          <table:table-cell table:style-name="Tabla4.A2" office:value-type="string">
            <text:p text:style-name="P41">Oferta "B"</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C"</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INVERSIONES IMAGINA D.I.P, C.A.</text:span></text:p>
          </table:table-cell>
          <table:table-cell table:style-name="Tabla3.A3" office:value-type="string">
            <text:p text:style-name="P49">Oferta mas Economica<text:line-break/><text:line-break/>Monto oferta "A"</text:p>
          </table:table-cell>
          <table:table-cell table:style-name="Tabla3.A3" office:value-type="string">
            <text:p text:style-name="P49">12.096,00<text:line-break/><text:line-break/><text:line-break/>12.096,00</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A3" office:value-type="string">
            <text:p text:style-name="P5"><text:span text:style-name="T11"/><text:span text:style-name="T13">"B": LITOVENCA AGENCIA DE PUBLICIDAD,C.A</text:span></text:p>
          </table:table-cell>
          <table:table-cell table:style-name="Tabla3.A3" office:value-type="string">
            <text:p text:style-name="P49">Oferta mas Economica<text:line-break/><text:line-break/>Monto oferta "B"</text:p>
          </table:table-cell>
          <table:table-cell table:style-name="Tabla3.A3" office:value-type="string">
            <text:p text:style-name="P49">12.096,0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C": MAGDA PUBLICIDAD, C.A.</text:span></text:p>
          </table:table-cell>
          <table:table-cell table:style-name="Tabla3.A3" office:value-type="string">
            <text:p text:style-name="P49">Oferta mas Economica<text:line-break/><text:line-break/>Monto oferta "C"</text:p>
          </table:table-cell>
          <table:table-cell table:style-name="Tabla3.A3" office:value-type="string">
            <text:p text:style-name="P49">12.096,0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INVERSIONES IMAGINA D.I.P, C.A.</text:p>
          </table:table-cell>
          <table:table-cell table:style-name="Tabla1.A2" office:value-type="string">
            <text:p text:style-name="P42">60</text:p>
          </table:table-cell>
          <table:table-cell table:style-name="Tabla1.A2" office:value-type="string">
            <text:p text:style-name="P42">40,00</text:p>
          </table:table-cell>
          <table:table-cell table:style-name="Tabla1.A1" office:value-type="string">
            <text:p text:style-name="P3">100,00</text:p>
          </table:table-cell>
        </table:table-row>
        <table:table-row table:style-name="Tabla1.4">
          <table:table-cell table:style-name="Tabla1.A2" office:value-type="string">
            <text:p text:style-name="P2">"B"</text:p>
          </table:table-cell>
          <table:table-cell table:style-name="Tabla1.A2" office:value-type="string">
            <text:p text:style-name="P42">LITOVENCA AGENCIA DE PUBLICIDAD,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C"</text:p>
          </table:table-cell>
          <table:table-cell table:style-name="Tabla1.A2" office:value-type="string">
            <text:p text:style-name="P42">MAGDA PUBLICIDAD, 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
      <text:p text:style-name="P35">* 0=No Presento</text:p>
      <text:p text:style-name="P12"/>
      <text:p text:style-name="P12"/>
      <text:p text:style-name="P12">CONCLUSIÓN:</text:p>
      <text:p text:style-name="P12"/>
      <text:p text:style-name="P14">Una vez efectuada la revisión y análisis de la documentación contenida en el expediente administrativo, a la luz de la normativa legal vigente, esta Dirección concluye que en el caso bajo análisis, la empresa participante cumple con las especificaciones técnicas establecidas en las invitaciones, ofreciendo calidad de servicio, tiempo de respuesta inmediato y ofreciendo condiciones pago que se ajustan a nuestra solicitud. Que los recaudos exigidos para la calificación legal aún y cuando no tienen puntuación, fueron presentados a cabalidad. De la evaluación correspondiente a la capacidad técnica se obtuvo que INVERSIONES IMAGINA D.I.P., C.A; tiene una capacidad técnica respaldada con cinco (5) años de experiencia en el ramo, nómina fija promedio anual (número de trabajadores) de dos (2), tiene una calificación financiera estimada de contratación de categoría C, una capacidad financiera estimada de contratación de Bs. 52.217,92 y un nivel estimado de contratación I</text:p>
      <text:p text:style-name="P32"/>
      <text:p text:style-name="P27"/>
      <text:p text:style-name="P12">RECOMENDACIÓN:</text:p>
      <text:p text:style-name="P17">1.- En atención al estudio y análisis legal, técnico y financiero realizado a la oferta presentada por la empresa antes señalada, ésta Unidad Contratante determinó que la empresa INVERSIONES IMAGINA D.I.P., C.A, califica como ganadora en el presente procedimiento de selección de contratistas, por el conocimiento como empresa responsable, avalada con cinco (5) años de experiencia en el ramo publicitario, con muy buena calidad de servicio; los aspectos antes indicados son la base que nos permite realizar la siguiente recomendación.<text:line-break/>2.- Se recomienda de conformidad con lo previsto en el artículo 87 de la Ley de Contrataciones Públicas; publicada en Gaceta Oficial de la República Bolivariana de Venezuela Nº 39.503 de fecha 06/09/2010, OTORGAR la adjudicación en el procedimiento administrativo N° CEM-PC-02-01-0050-2014 de Contratación Pública realizado bajo la modalidad de Consulta de Precio, para la Adquisición de cintas para carne y porta carne para nuevos identificadores de los empleados de éste Órgano de Control Fiscal. a la empresa INVERSIONES IMAGINA D.I.P., C.A, Rif J-29820356-0 por un monto de BOLÍVARES DOCE MÍL NOVENTA Y SEIS CON CERO CÉNTIMOS (Bs. 12.096,00) incluyendo el I.V.A., para que suministre lo que se describe en los siguientes renglones: <text:line-break/>1.- 150 Cintas para carnet.<text:line-break/>2.- 150 Porta carne con ganchos.</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RENA CAROLINA SALAS VÁSQUEZ</text:p>
            <text:p text:style-name="P24">JEFE DE LA DIVISIÓN DE ADMINISTRACIóN Y TESORERIA</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